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6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5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6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5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6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5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6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5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6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5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6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5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6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5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6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5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6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onnector draw:style-name="gr7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7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7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7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7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7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7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7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Bats1" svg:font-family="StarBats" style:font-charset="x-symbol"/>
    <style:font-face style:name="StarBats2" svg:font-family="StarBats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Bats" svg:font-family="StarBats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0:14:53.086312439</dc:date>
    <dc:creator>elucterio </dc:creator>
    <meta:editing-duration>PT1H34M37S</meta:editing-duration>
    <meta:editing-cycles>10</meta:editing-cycles>
    <meta:generator>LibreOffice/4.2.8.2$Linux_X86_64 LibreOffice_project/420m0$Build-2</meta:generator>
    <meta:document-statistic meta:object-count="55"/>
  </office:meta>
</office:document-meta>
</file>